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1.46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>
            <text:p>Shedule to Flight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" office:value-type="string">
            <text:p>Write Ramp up period 0.0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3">
          <table:table-cell table:number-columns-repeated="12"/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1639">
            <text:p>1639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2852">
            <text:p>2852</text:p>
          </table:table-cell>
          <table:table-cell table:style-name="ce2" office:value-type="float" office:value="306.156813406316">
            <text:p>306.15681340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2387865498837">
            <text:p>60.2387865499</text:p>
          </table:table-cell>
          <table:table-cell table:style-name="ce2" office:value-type="float" office:value="7.58867525872559">
            <text:p>7.588675258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1594">
            <text:p>159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2658">
            <text:p>2658</text:p>
          </table:table-cell>
          <table:table-cell table:style-name="ce2" office:value-type="float" office:value="265.766694854899">
            <text:p>265.76669485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2.2643682812855">
            <text:p>62.2643682813</text:p>
          </table:table-cell>
          <table:table-cell table:style-name="ce2" office:value-type="float" office:value="7.84385108231038">
            <text:p>7.843851082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1623">
            <text:p>1623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2764">
            <text:p>2764</text:p>
          </table:table-cell>
          <table:table-cell table:style-name="ce2" office:value-type="float" office:value="273.936165731927">
            <text:p>273.93616573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1.2296130900749">
            <text:p>61.2296130901</text:p>
          </table:table-cell>
          <table:table-cell table:style-name="ce2" office:value-type="float" office:value="7.71349618029264">
            <text:p>7.713496180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1657">
            <text:p>1657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2944">
            <text:p>2944</text:p>
          </table:table-cell>
          <table:table-cell table:style-name="ce2" office:value-type="float" office:value="269.2627387731">
            <text:p>269.26273877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0572646017978">
            <text:p>60.0572646018</text:p>
          </table:table-cell>
          <table:table-cell table:style-name="ce2" office:value-type="float" office:value="7.56580774768742">
            <text:p>7.5658077477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1638">
            <text:p>1638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2861">
            <text:p>2861</text:p>
          </table:table-cell>
          <table:table-cell table:style-name="ce2" office:value-type="float" office:value="286.425129864245">
            <text:p>286.425129864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.3901201763392">
            <text:p>60.3901201763</text:p>
          </table:table-cell>
          <table:table-cell table:style-name="ce2" office:value-type="float" office:value="7.6077397487771">
            <text:p>7.6077397488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READ Ramp up period 0.0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.3553128494992">
            <text:p>11.35531284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63.94297265667">
            <text:p>1063.9429726567</text:p>
          </table:table-cell>
          <table:table-cell table:style-name="ce2" office:value-type="float" office:value="134.031878391318">
            <text:p>134.031878391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23.2689558261646">
            <text:p>23.26895582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20.09588901357">
            <text:p>1020.0958890136</text:p>
          </table:table-cell>
          <table:table-cell table:style-name="ce2" office:value-type="float" office:value="128.508173518311">
            <text:p>128.5081735183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35.8689012999035">
            <text:p>35.86890129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45.477466120391">
            <text:p>945.4774661204</text:p>
          </table:table-cell>
          <table:table-cell table:style-name="ce2" office:value-type="float" office:value="119.108001103057">
            <text:p>119.1080011031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37.2353606767059">
            <text:p>37.235360676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87.277594079673">
            <text:p>787.2775940797</text:p>
          </table:table-cell>
          <table:table-cell table:style-name="ce2" office:value-type="float" office:value="99.1785250354275">
            <text:p>99.1785250354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38.0150760103988">
            <text:p>38.01507601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4.234697521606">
            <text:p>714.2346975216</text:p>
          </table:table-cell>
          <table:table-cell table:style-name="ce2" office:value-type="float" office:value="89.9768320119992">
            <text:p>89.976832012</text:p>
          </table:table-cell>
          <table:table-cell table:style-name="ce2" office:value-type="float" office:value="129">
            <text:p>129</text:p>
          </table:table-cell>
        </table:table-row>
        <table:table-row table:style-name="ro3">
          <table:table-cell table:number-columns-repeated="2"/>
          <table:table-cell table:style-name="ce2" table:number-columns-repeated="10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3"/>
          <table:table-cell table:style-name="ce1" office:value-type="string">
            <text:p>Update Ramp up period 0.01 sec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Runtimes</text:p>
          </table:table-cell>
          <table:table-cell table:style-name="ce1" office:value-type="string">
            <text:p>Numthradas</text:p>
          </table:table-cell>
          <table:table-cell table:style-name="ce1" office:value-type="string">
            <text:p>#samples 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 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.div</text:p>
          </table:table-cell>
          <table:table-cell table:style-name="ce1" office:value-type="string">
            <text:p>Error %</text:p>
          </table:table-cell>
          <table:table-cell table:style-name="ce1" office:value-type="string">
            <text:p>Throughput / sec</text:p>
          </table:table-cell>
          <table:table-cell table:style-name="ce1" office:value-type="string">
            <text:p>KB/sec</text:p>
          </table:table-cell>
          <table:table-cell table:style-name="ce1" office:value-type="string">
            <text:p>Avg. Bytes</text:p>
          </table:table-cell>
        </table:table-row>
        <table:table-row table:style-name="ro4">
          <table:table-cell/>
          <table:table-cell office:value-type="float" office:value="100">
            <text:p>1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0">
            <text:p>1000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1.5404040618169">
            <text:p>11.54040406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85.18185323223">
            <text:p>1285.1818532322</text:p>
          </table:table-cell>
          <table:table-cell table:style-name="ce2" office:value-type="float" office:value="161.902792057576">
            <text:p>161.9027920576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0000">
            <text:p>20000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23.3548781437626">
            <text:p>23.35487814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80.49170881619">
            <text:p>1280.4917088162</text:p>
          </table:table-cell>
          <table:table-cell table:style-name="ce2" office:value-type="float" office:value="161.311943786414">
            <text:p>161.3119437864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300">
            <text:p>3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0000">
            <text:p>3000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8">
            <text:p>138</text:p>
          </table:table-cell>
          <table:table-cell table:style-name="ce2" office:value-type="float" office:value="30.2710930228641">
            <text:p>30.27109302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43.69607570276">
            <text:p>1043.6960757028</text:p>
          </table:table-cell>
          <table:table-cell table:style-name="ce2" office:value-type="float" office:value="131.481243911773">
            <text:p>131.4812439118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400">
            <text:p>4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40000">
            <text:p>4000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30.2470456018435">
            <text:p>30.24704560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50.358213397394">
            <text:p>850.3582133974</text:p>
          </table:table-cell>
          <table:table-cell table:style-name="ce2" office:value-type="float" office:value="107.125204617445">
            <text:p>107.1252046174</text:p>
          </table:table-cell>
          <table:table-cell table:style-name="ce2" office:value-type="float" office:value="129">
            <text:p>129</text:p>
          </table:table-cell>
        </table:table-row>
        <table:table-row table:style-name="ro4">
          <table:table-cell/>
          <table:table-cell office:value-type="float" office:value="500">
            <text:p>5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50000">
            <text:p>5000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29.6115205789909">
            <text:p>29.6115205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38.149017523658">
            <text:p>738.1490175237</text:p>
          </table:table-cell>
          <table:table-cell table:style-name="ce2" office:value-type="float" office:value="92.9894758403827">
            <text:p>92.9894758404</text:p>
          </table:table-cell>
          <table:table-cell table:style-name="ce2" office:value-type="float" office:value="129">
            <text:p>129</text:p>
          </table:table-cell>
        </table:table-row>
        <table:table-row table:style-name="ro3" table:number-rows-repeated="5">
          <table:table-cell table:number-columns-repeated="2"/>
          <table:table-cell table:style-name="ce2" table:number-columns-repeated="10"/>
        </table:table-row>
        <table:table-row table:style-name="ro3" table:number-rows-repeated="104854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0000-00-00T23:25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z </meta:initial-creator>
    <meta:creation-date>2014-09-10T21:10:25</meta:creation-date>
    <meta:generator>LibreOffice/4.0.2.2$Linux_x86 LibreOffice_project/400m0$Build-2</meta:generator>
    <dc:date>2014-09-23T00:05:31</dc:date>
    <dc:creator>kattz </dc:creator>
    <meta:editing-duration>PT2H42M4S</meta:editing-duration>
    <meta:editing-cycles>35</meta:editing-cycles>
    <meta:document-statistic meta:table-count="1" meta:cell-count="202" meta:object-count="0"/>
  </office:meta>
</office:document-meta>
</file>